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officeooo:rsid="00144287" officeooo:paragraph-rsid="00144287" style:font-size-asian="10pt" style:font-size-complex="10pt"/>
    </style:style>
    <style:style style:name="P2" style:family="paragraph" style:parent-style-name="Standard" style:list-style-name="L6">
      <style:text-properties officeooo:rsid="00144287" officeooo:paragraph-rsid="00156f03"/>
    </style:style>
    <style:style style:name="P3" style:family="paragraph" style:parent-style-name="Standard" style:list-style-name="L6">
      <style:text-properties officeooo:paragraph-rsid="00156f03"/>
    </style:style>
    <style:style style:name="P4" style:family="paragraph" style:parent-style-name="Standard" style:list-style-name="L4">
      <style:text-properties officeooo:paragraph-rsid="00156f03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officeooo:rsid="00144287" style:font-size-asian="10pt" style:font-size-complex="10pt"/>
    </style:style>
    <style:style style:name="T3" style:family="text">
      <style:text-properties style:font-name="Arial" fo:font-size="10pt" officeooo:rsid="00156f03" style:font-size-asian="10pt" style:font-size-complex="10pt"/>
    </style:style>
    <style:style style:name="T4" style:family="text">
      <style:text-properties fo:color="#ff00cc"/>
    </style:style>
    <style:style style:name="T5" style:family="text">
      <style:text-properties fo:color="#ff00cc" style:font-name="Arial" fo:font-size="10pt" officeooo:rsid="00144287" style:font-size-asian="10pt" style:font-size-complex="10pt"/>
    </style:style>
    <style:style style:name="T6" style:family="text">
      <style:text-properties fo:color="#ff3333"/>
    </style:style>
    <style:style style:name="T7" style:family="text">
      <style:text-properties fo:color="#ff3333" style:font-name="Arial" fo:font-size="10pt" style:font-size-asian="10pt" style:font-size-complex="10pt"/>
    </style:style>
    <style:style style:name="T8" style:family="text">
      <style:text-properties fo:color="#ff3333" style:font-name="Arial" fo:font-size="10pt" officeooo:rsid="00144287" style:font-size-asian="10pt" style:font-size-complex="10pt"/>
    </style:style>
    <style:style style:name="T9" style:family="text">
      <style:text-properties officeooo:rsid="00156f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tsemübergreifende Schnittstellen</text:p>
      <text:list xml:id="list4273313696783291182" text:style-name="L4">
        <text:list-item>
          <text:p text:style-name="P4"><text:span text:style-name="T2">Asynchron</text:span></text:p>
          <text:list>
            <text:list-item>
              <text:p text:style-name="P4"><text:span text:style-name="T2">Das Sortiment des Supermarktes wird vom Freezer-Management unidirektional als JSON-Objekt abgerufen. (Produktveröffentlichung)</text:span></text:p>
            </text:list-item>
            <text:list-item>
              <text:p text:style-name="P4"><text:span text:style-name="T2">Bestellungen werden zwischen Freezer-Manager und Supermarkt ausgemacht. Hier ist bidirektionaler Datenaustausch im </text:span><text:span text:style-name="T8">JSON</text:span><text:span text:style-name="T2">-Format gegeben. </text:span><text:span text:style-name="T3">Der Bestellservice bzw. die Produktverwaltung des Servers interagiert also indirekt mit dem Bestellungseingang bzw. der Produktveröffentlichung des Supermarktes. </text:span><text:span text:style-name="T5">WIE DENN WAS DENN WO D ENN ?!?</text:span></text:p>
            </text:list-item>
          </text:list>
        </text:list-item>
      </text:list>
      <text:p text:style-name="P1">Komponentenübergreifende Schnittstellen</text:p>
      <text:list xml:id="list909356460640975813" text:style-name="L6">
        <text:list-item>
          <text:p text:style-name="P3"><text:span text:style-name="T2">Asynchron</text:span></text:p>
          <text:list>
            <text:list-item>
              <text:p text:style-name="P3"><text:span text:style-name="T2">Das Frontend Framework greift auf die Daten zu, die im Freezer-Manager hinterlegt sind. Hier wird eine RESTful API verwendet, generiert durch JavaEE, genutzt durch AngularJS.</text:span><text:span text:style-name="T3"> Der Bestand wird als JSON-Objekt dargestellt.</text:span></text:p>
            </text:list-item>
          </text:list>
        </text:list-item>
        <text:list-item>
          <text:p text:style-name="P2"><text:span text:style-name="T1">Synchron</text:span></text:p>
          <text:list>
            <text:list-item>
              <text:p text:style-name="P2"><text:span text:style-name="T3">Freezer-Manager </text:span><text:span text:style-name="T1">Server </text:span><text:span text:style-name="T3">sowie Supermarkt </text:span><text:span text:style-name="T1">hol</text:span><text:span text:style-name="T3">en </text:span><text:span text:style-name="T1">sich die momentanen Daten im Laufe eines Requests mittels JDBC </text:span><text:span text:style-name="T7">(??)</text:span><text:span text:style-name="T1"> aus der Datenbank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04:03:31.166550247</meta:creation-date>
    <dc:date>2016-11-17T04:21:34.691606324</dc:date>
    <meta:editing-duration>PT5M32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9" meta:word-count="116" meta:character-count="913" meta:non-whitespace-character-count="813"/>
  </office:meta>
</office:document-meta>
</file>